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start" style:justify-single-word="false" style:writing-mode="lr-tb"/>
      <style:text-properties fo:language="en" fo:country="US"/>
    </style:style>
    <style:style style:name="P2" style:family="paragraph" style:parent-style-name="Preformatted_20_Text">
      <style:paragraph-properties fo:text-align="start" style:justify-single-word="false" style:writing-mode="lr-tb"/>
    </style:style>
    <style:style style:name="P3" style:family="paragraph" style:parent-style-name="Standard">
      <style:paragraph-properties fo:text-align="start" style:justify-single-word="false"/>
      <style:text-properties officeooo:rsid="00125000" officeooo:paragraph-rsid="00125000"/>
    </style:style>
    <style:style style:name="P4" style:family="paragraph" style:parent-style-name="Standard">
      <style:paragraph-properties fo:text-align="start" style:justify-single-word="false"/>
      <style:text-properties officeooo:rsid="00131bd0" officeooo:paragraph-rsid="00131bd0"/>
    </style:style>
    <style:style style:name="P5" style:family="paragraph" style:parent-style-name="Standard">
      <style:paragraph-properties fo:text-align="start" style:justify-single-word="false"/>
      <style:text-properties officeooo:rsid="00134f0f" officeooo:paragraph-rsid="00134f0f"/>
    </style:style>
    <style:style style:name="P6" style:family="paragraph" style:parent-style-name="Standard">
      <style:text-properties fo:font-weight="bold" officeooo:rsid="001bbb8c" officeooo:paragraph-rsid="001bbb8c" style:font-weight-asian="bold" style:font-weight-complex="bold"/>
    </style:style>
    <style:style style:name="P7" style:family="paragraph" style:parent-style-name="Standard">
      <style:text-properties fo:font-weight="bold" officeooo:rsid="002902c8" officeooo:paragraph-rsid="002902c8" style:font-weight-asian="bold" style:font-weight-complex="bold"/>
    </style:style>
    <style:style style:name="P8" style:family="paragraph" style:parent-style-name="Standard">
      <style:text-properties fo:font-weight="bold" officeooo:paragraph-rsid="002b46c4" fo:background-color="#fff200" style:font-weight-asian="bold" style:font-weight-complex="bold"/>
    </style:style>
    <style:style style:name="P9" style:family="paragraph" style:parent-style-name="Standard">
      <style:text-properties fo:font-weight="bold" officeooo:rsid="002902d1" officeooo:paragraph-rsid="002902d1" fo:background-color="#fff200" style:font-weight-asian="bold" style:font-weight-complex="bold"/>
    </style:style>
    <style:style style:name="P10" style:family="paragraph" style:parent-style-name="Standard">
      <style:text-properties fo:font-weight="bold" officeooo:rsid="002902c8" officeooo:paragraph-rsid="002902c8" fo:background-color="#fff200" style:font-weight-asian="bold" style:font-weight-complex="bold"/>
    </style:style>
    <style:style style:name="P11" style:family="paragraph" style:parent-style-name="Standard">
      <style:text-properties fo:font-weight="bold" officeooo:rsid="00288cd2" officeooo:paragraph-rsid="00288cd2" fo:background-color="#fff200" style:font-weight-asian="bold" style:font-weight-complex="bold"/>
    </style:style>
    <style:style style:name="P12" style:family="paragraph" style:parent-style-name="Standard">
      <style:paragraph-properties fo:text-align="start" style:justify-single-word="false"/>
      <style:text-properties fo:color="#ce181e" style:text-line-through-style="none" style:text-line-through-type="none" style:text-underline-style="none" fo:font-weight="bold" officeooo:rsid="00172ac0" officeooo:paragraph-rsid="00172ac0" fo:background-color="#fff200" style:font-weight-asian="bold" style:font-weight-complex="bold"/>
    </style:style>
    <style:style style:name="P13" style:family="paragraph" style:parent-style-name="Standard">
      <style:paragraph-properties fo:text-align="start" style:justify-single-word="false"/>
      <style:text-properties fo:color="#ce181e" fo:font-weight="bold" officeooo:rsid="00172ac0" officeooo:paragraph-rsid="00172ac0" style:font-weight-asian="bold" style:font-weight-complex="bold"/>
    </style:style>
    <style:style style:name="P14" style:family="paragraph" style:parent-style-name="Standard">
      <style:paragraph-properties fo:text-align="start" style:justify-single-word="false"/>
      <style:text-properties fo:color="#ce181e" style:font-name="Liberation Serif" fo:font-size="13pt" fo:font-weight="bold" officeooo:rsid="00172ac0" officeooo:paragraph-rsid="00172ac0" fo:background-color="#fff200" style:font-size-asian="13pt" style:font-weight-asian="bold" style:font-size-complex="13pt" style:font-weight-complex="bold"/>
    </style:style>
    <style:style style:name="P15" style:family="paragraph" style:parent-style-name="Standard">
      <style:text-properties fo:color="#000000" fo:font-weight="bold" officeooo:rsid="0021a1c9" officeooo:paragraph-rsid="0021a1c9" fo:background-color="#fff200" style:font-weight-asian="bold" style:font-weight-complex="bold"/>
    </style:style>
    <style:style style:name="P16" style:family="paragraph" style:parent-style-name="Standard">
      <style:paragraph-properties fo:text-align="start" style:justify-single-word="false"/>
      <style:text-properties fo:color="#000000" style:font-name="Liberation Serif" fo:font-size="13pt" fo:font-weight="bold" officeooo:rsid="0019ab98" officeooo:paragraph-rsid="0019ab98" style:font-size-asian="13pt" style:font-weight-asian="bold" style:font-size-complex="13pt" style:font-weight-complex="bold"/>
    </style:style>
    <style:style style:name="P17" style:family="paragraph" style:parent-style-name="Standard">
      <style:paragraph-properties fo:text-align="center" style:justify-single-word="false"/>
      <style:text-properties fo:color="#000000" style:text-underline-style="solid" style:text-underline-width="auto" style:text-underline-color="font-color" officeooo:rsid="00125000" officeooo:paragraph-rsid="00125000"/>
    </style:style>
    <style:style style:name="P18" style:family="paragraph" style:parent-style-name="Standard">
      <style:paragraph-properties fo:text-align="start" style:justify-single-word="false"/>
      <style:text-properties style:font-name="Liberation Serif" fo:font-size="13pt" officeooo:rsid="001292b0" officeooo:paragraph-rsid="001292b0" style:font-size-asian="13pt" style:font-size-complex="13pt"/>
    </style:style>
    <style:style style:name="P19" style:family="paragraph" style:parent-style-name="Standard">
      <style:paragraph-properties fo:text-align="start" style:justify-single-word="false"/>
      <style:text-properties style:font-name="Liberation Serif" fo:font-size="13pt" officeooo:paragraph-rsid="00131bd0" style:font-size-asian="13pt" style:font-size-complex="13pt"/>
    </style:style>
    <style:style style:name="P20" style:family="paragraph" style:parent-style-name="Standard">
      <style:paragraph-properties fo:text-align="start" style:justify-single-word="false"/>
      <style:text-properties style:font-name="Liberation Serif" fo:font-size="13pt" officeooo:paragraph-rsid="00172ac0" style:font-size-asian="13pt" style:font-size-complex="13pt"/>
    </style:style>
    <style:style style:name="P21" style:family="paragraph" style:parent-style-name="Standard">
      <style:paragraph-properties fo:text-align="start" style:justify-single-word="false"/>
      <style:text-properties style:font-name="Liberation Serif" fo:font-size="13pt" officeooo:paragraph-rsid="0019ab98" style:font-size-asian="13pt" style:font-size-complex="13pt"/>
    </style:style>
    <style:style style:name="P22" style:family="paragraph" style:parent-style-name="Standard">
      <style:paragraph-properties fo:text-align="start" style:justify-single-word="false"/>
      <style:text-properties style:font-name="Liberation Serif" fo:font-size="13pt" officeooo:rsid="0020957b" officeooo:paragraph-rsid="0020957b" style:font-size-asian="13pt" style:font-size-complex="13pt"/>
    </style:style>
    <style:style style:name="P23" style:family="paragraph" style:parent-style-name="Standard">
      <style:text-properties style:font-name="Liberation Serif" fo:font-size="13pt" officeooo:paragraph-rsid="002b46c4" style:font-size-asian="13pt" style:font-size-complex="13pt"/>
    </style:style>
    <style:style style:name="P24" style:family="paragraph" style:parent-style-name="Standard">
      <style:text-properties style:font-name="Liberation Serif" fo:font-size="13pt" fo:language="en" fo:country="US" officeooo:paragraph-rsid="002b46c4" style:font-size-asian="13pt" style:font-size-complex="13pt"/>
    </style:style>
    <style:style style:name="P25" style:family="paragraph" style:parent-style-name="Standard">
      <style:text-properties officeooo:rsid="0019ab98" officeooo:paragraph-rsid="0019ab98"/>
    </style:style>
    <style:style style:name="P26" style:family="paragraph" style:parent-style-name="Standard">
      <style:text-properties officeooo:paragraph-rsid="0019ab98"/>
    </style:style>
    <style:style style:name="P27" style:family="paragraph" style:parent-style-name="Standard">
      <style:text-properties fo:color="#ed1c24" fo:font-weight="bold" fo:background-color="#fff200" style:font-weight-asian="bold" style:font-weight-complex="bold"/>
    </style:style>
    <style:style style:name="P28" style:family="paragraph" style:parent-style-name="Standard">
      <style:text-properties fo:color="#ed1c24" fo:font-weight="bold" officeooo:rsid="0021a1c9" officeooo:paragraph-rsid="0021a1c9" fo:background-color="#fff200" style:font-weight-asian="bold" style:font-weight-complex="bold"/>
    </style:style>
    <style:style style:name="P29" style:family="paragraph" style:parent-style-name="Standard">
      <style:text-properties officeooo:paragraph-rsid="001bbb8c"/>
    </style:style>
    <style:style style:name="P30" style:family="paragraph" style:parent-style-name="Standard">
      <style:text-properties officeooo:paragraph-rsid="0020957b"/>
    </style:style>
    <style:style style:name="P31" style:family="paragraph" style:parent-style-name="Standard">
      <style:text-properties officeooo:paragraph-rsid="0020df31"/>
    </style:style>
    <style:style style:name="P32" style:family="paragraph" style:parent-style-name="Standard">
      <style:text-properties officeooo:rsid="0021a1c9" officeooo:paragraph-rsid="0021a1c9"/>
    </style:style>
    <style:style style:name="P33" style:family="paragraph" style:parent-style-name="Standard">
      <style:text-properties officeooo:paragraph-rsid="0021a1c9"/>
    </style:style>
    <style:style style:name="P34" style:family="paragraph" style:parent-style-name="Standard">
      <style:text-properties officeooo:paragraph-rsid="0025a000"/>
    </style:style>
    <style:style style:name="P35" style:family="paragraph" style:parent-style-name="Standard">
      <style:text-properties fo:font-weight="normal" officeooo:rsid="002b46c4" officeooo:paragraph-rsid="002b46c4" style:font-weight-asian="normal" style:font-weight-complex="normal"/>
    </style:style>
    <style:style style:name="P36" style:family="paragraph" style:parent-style-name="Standard">
      <style:text-properties officeooo:rsid="0027ba71" officeooo:paragraph-rsid="0027ba71"/>
    </style:style>
    <style:style style:name="P37" style:family="paragraph" style:parent-style-name="Standard">
      <style:text-properties officeooo:paragraph-rsid="00288cd2"/>
    </style:style>
    <style:style style:name="P38" style:family="paragraph" style:parent-style-name="Standard">
      <style:text-properties officeooo:rsid="00288cd2" officeooo:paragraph-rsid="00288cd2"/>
    </style:style>
    <style:style style:name="P39" style:family="paragraph" style:parent-style-name="Standard">
      <style:text-properties officeooo:paragraph-rsid="002902c8"/>
    </style:style>
    <style:style style:name="P40" style:family="paragraph" style:parent-style-name="Standard">
      <style:text-properties officeooo:paragraph-rsid="002902d1"/>
    </style:style>
    <style:style style:name="P41" style:family="paragraph" style:parent-style-name="Standard">
      <style:text-properties officeooo:paragraph-rsid="002ab830"/>
    </style:style>
    <style:style style:name="P42" style:family="paragraph" style:parent-style-name="Standard">
      <style:text-properties officeooo:paragraph-rsid="002b46c4"/>
    </style:style>
    <style:style style:name="T1" style:family="text">
      <style:text-properties officeooo:rsid="00131bd0"/>
    </style:style>
    <style:style style:name="T2" style:family="text">
      <style:text-properties fo:language="en" fo:country="US"/>
    </style:style>
    <style:style style:name="T3" style:family="text">
      <style:text-properties fo:language="en" fo:country="US" officeooo:rsid="00131bd0"/>
    </style:style>
    <style:style style:name="T4" style:family="text">
      <style:text-properties fo:language="en" fo:country="US" officeooo:rsid="00172ac0"/>
    </style:style>
    <style:style style:name="T5" style:family="text">
      <style:text-properties fo:language="en" fo:country="US" officeooo:rsid="0018aac1"/>
    </style:style>
    <style:style style:name="T6" style:family="text">
      <style:text-properties fo:language="en" fo:country="US" fo:font-weight="bold" officeooo:rsid="001bbb8c" style:font-weight-asian="bold" style:font-weight-complex="bold"/>
    </style:style>
    <style:style style:name="T7" style:family="text">
      <style:text-properties fo:language="en" fo:country="US" fo:font-weight="bold" officeooo:rsid="0020957b"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131bd0" style:font-weight-asian="bold" style:font-weight-complex="bold"/>
    </style:style>
    <style:style style:name="T10" style:family="text">
      <style:text-properties officeooo:rsid="00134f0f"/>
    </style:style>
    <style:style style:name="T11" style:family="text">
      <style:text-properties officeooo:rsid="00152414"/>
    </style:style>
    <style:style style:name="T12" style:family="text">
      <style:text-properties fo:color="#000000" fo:language="en" fo:country="US" fo:font-style="normal" fo:font-weight="bold" officeooo:rsid="00172ac0" style:font-style-asian="normal" style:font-weight-asian="bold" style:font-style-complex="normal" style:font-weight-complex="bold"/>
    </style:style>
    <style:style style:name="T13" style:family="text">
      <style:text-properties fo:color="#000000" fo:language="en" fo:country="US" fo:font-weight="bold" officeooo:rsid="0019ab98" style:font-weight-asian="bold" style:font-weight-complex="bold"/>
    </style:style>
    <style:style style:name="T14" style:family="text">
      <style:text-properties fo:color="#000000" fo:language="en" fo:country="US" fo:font-weight="bold" officeooo:rsid="002b46c4" style:font-weight-asian="bold" style:font-weight-complex="bold"/>
    </style:style>
    <style:style style:name="T15" style:family="text">
      <style:text-properties fo:color="#000000" fo:language="en" fo:country="US" fo:font-weight="normal" officeooo:rsid="002b46c4" style:font-weight-asian="normal" style:font-weight-complex="normal"/>
    </style:style>
    <style:style style:name="T16" style:family="text">
      <style:text-properties fo:color="#000000" fo:font-weight="bold" officeooo:rsid="0019ab98" style:font-weight-asian="bold" style:font-weight-complex="bold"/>
    </style:style>
    <style:style style:name="T17" style:family="text">
      <style:text-properties fo:color="#000000" fo:font-size="13pt" fo:language="en" fo:country="US" style:font-size-asian="13pt" style:font-size-complex="13pt"/>
    </style:style>
    <style:style style:name="T18" style:family="text">
      <style:text-properties fo:color="#000000" fo:font-size="13pt" fo:language="en" fo:country="US" officeooo:rsid="0025a000" style:font-size-asian="13pt" style:font-size-complex="13pt"/>
    </style:style>
    <style:style style:name="T19" style:family="text">
      <style:text-properties fo:color="#000000" fo:font-size="13pt" fo:language="en" fo:country="US" officeooo:rsid="002b46c4" style:font-size-asian="13pt" style:font-size-complex="13pt"/>
    </style:style>
    <style:style style:name="T20" style:family="text">
      <style:text-properties fo:color="#000000" fo:font-size="13pt" fo:language="en" fo:country="US" fo:font-weight="bold" officeooo:rsid="0025a000" fo:background-color="transparent" loext:char-shading-value="0" style:font-size-asian="13pt" style:font-weight-asian="bold" style:font-size-complex="13pt" style:font-weight-complex="bold"/>
    </style:style>
    <style:style style:name="T21" style:family="text">
      <style:text-properties fo:color="#000000" fo:font-size="13pt" fo:language="en" fo:country="US" fo:font-weight="bold" style:font-size-asian="13pt" style:font-weight-asian="bold" style:font-size-complex="13pt" style:font-weight-complex="bold"/>
    </style:style>
    <style:style style:name="T22" style:family="text">
      <style:text-properties fo:color="#000000" fo:font-size="13pt" fo:language="en" fo:country="US" fo:font-weight="bold" officeooo:rsid="0025a000" style:font-size-asian="13pt" style:font-weight-asian="bold" style:font-size-complex="13pt" style:font-weight-complex="bold"/>
    </style:style>
    <style:style style:name="T23" style:family="text">
      <style:text-properties fo:color="#000000" fo:font-size="13pt" fo:language="en" fo:country="US" fo:font-weight="bold" officeooo:rsid="00288cd2" style:font-size-asian="13pt" style:font-weight-asian="bold" style:font-size-complex="13pt" style:font-weight-complex="bold"/>
    </style:style>
    <style:style style:name="T24" style:family="text">
      <style:text-properties fo:color="#000000" fo:font-size="13pt" fo:language="en" fo:country="US" fo:font-weight="bold" officeooo:rsid="002902c8" style:font-size-asian="13pt" style:font-weight-asian="bold" style:font-size-complex="13pt" style:font-weight-complex="bold"/>
    </style:style>
    <style:style style:name="T25" style:family="text">
      <style:text-properties fo:color="#000000" fo:font-size="13pt" fo:language="en" fo:country="US" fo:font-weight="normal" style:font-size-asian="13pt" style:font-weight-asian="normal" style:font-size-complex="13pt" style:font-weight-complex="normal"/>
    </style:style>
    <style:style style:name="T26" style:family="text">
      <style:text-properties fo:color="#000000" fo:font-size="13pt" fo:language="en" fo:country="US" fo:font-weight="normal" officeooo:rsid="0026213f" style:font-size-asian="13pt" style:font-weight-asian="normal" style:font-size-complex="13pt" style:font-weight-complex="normal"/>
    </style:style>
    <style:style style:name="T27" style:family="text">
      <style:text-properties fo:color="#000000" fo:font-size="13pt" fo:language="en" fo:country="US" fo:font-weight="normal" officeooo:rsid="0025a000" style:font-size-asian="13pt" style:font-weight-asian="normal" style:font-size-complex="13pt" style:font-weight-complex="normal"/>
    </style:style>
    <style:style style:name="T28" style:family="text">
      <style:text-properties fo:color="#000000" fo:font-size="13pt" fo:language="en" fo:country="US" fo:font-weight="normal" officeooo:rsid="0027ba71" style:font-size-asian="13pt" style:font-weight-asian="normal" style:font-size-complex="13pt" style:font-weight-complex="normal"/>
    </style:style>
    <style:style style:name="T29" style:family="text">
      <style:text-properties fo:color="#000000" fo:font-size="13pt" fo:language="en" fo:country="US" fo:font-weight="normal" officeooo:rsid="00288cd2" style:font-size-asian="13pt" style:font-weight-asian="normal" style:font-size-complex="13pt" style:font-weight-complex="normal"/>
    </style:style>
    <style:style style:name="T30" style:family="text">
      <style:text-properties fo:color="#000000" fo:font-size="13pt" fo:language="en" fo:country="US" fo:font-weight="normal" officeooo:rsid="002b46c4" style:font-size-asian="13pt" style:font-weight-asian="normal" style:font-size-complex="13pt" style:font-weight-complex="normal"/>
    </style:style>
    <style:style style:name="T31" style:family="text">
      <style:text-properties fo:color="#000000" fo:font-size="13pt" fo:language="en" fo:country="US" style:text-underline-style="solid" style:text-underline-width="auto" style:text-underline-color="font-color" fo:font-weight="normal" style:font-size-asian="13pt" style:font-weight-asian="normal" style:font-size-complex="13pt" style:font-weight-complex="normal"/>
    </style:style>
    <style:style style:name="T32" style:family="text">
      <style:text-properties fo:color="#000000" fo:font-size="13pt" fo:language="en" fo:country="US" style:text-underline-style="none" fo:font-weight="normal" style:font-size-asian="13pt" style:font-weight-asian="normal" style:font-size-complex="13pt" style:font-weight-complex="normal"/>
    </style:style>
    <style:style style:name="T33" style:family="text">
      <style:text-properties fo:color="#000000" fo:font-size="13pt" fo:language="en" fo:country="US" style:text-underline-style="none" fo:font-weight="normal" officeooo:rsid="002902c8" style:font-size-asian="13pt" style:font-weight-asian="normal" style:font-size-complex="13pt" style:font-weight-complex="normal"/>
    </style:style>
    <style:style style:name="T34" style:family="text">
      <style:text-properties fo:color="#000000" fo:font-size="13pt" fo:language="en" fo:country="US" style:text-underline-style="none" fo:font-weight="normal" officeooo:rsid="002902d1" style:font-size-asian="13pt" style:font-weight-asian="normal" style:font-size-complex="13pt" style:font-weight-complex="normal"/>
    </style:style>
    <style:style style:name="T35" style:family="text">
      <style:text-properties fo:color="#000000" fo:font-size="13pt" fo:language="en" fo:country="US" style:text-underline-style="none" fo:font-weight="normal" officeooo:rsid="002ab830" style:font-size-asian="13pt" style:font-weight-asian="normal" style:font-size-complex="13pt" style:font-weight-complex="normal"/>
    </style:style>
    <style:style style:name="T36" style:family="text">
      <style:text-properties fo:color="#000000" fo:font-size="13pt" fo:language="en" fo:country="US" style:text-underline-style="none" fo:font-weight="bold" officeooo:rsid="002902c8" style:font-size-asian="13pt" style:font-weight-asian="bold" style:font-size-complex="13pt" style:font-weight-complex="bold"/>
    </style:style>
    <style:style style:name="T37" style:family="text">
      <style:text-properties fo:color="#000000" fo:font-size="13pt" fo:language="en" fo:country="US" style:text-underline-style="none" fo:font-weight="bold" officeooo:rsid="002902d1" style:font-size-asian="13pt" style:font-weight-asian="bold" style:font-size-complex="13pt" style:font-weight-complex="bold"/>
    </style:style>
    <style:style style:name="T38" style:family="text">
      <style:text-properties fo:color="#000000" fo:font-size="13pt" fo:language="en" fo:country="US" style:text-underline-style="none" fo:font-weight="bold" officeooo:rsid="002ab830" style:font-size-asian="13pt" style:font-weight-asian="bold" style:font-size-complex="13pt" style:font-weight-complex="bold"/>
    </style:style>
    <style:style style:name="T39" style:family="text">
      <style:text-properties fo:color="#000000" fo:font-size="13pt" fo:language="en" fo:country="US" style:text-underline-style="none" style:font-size-asian="13pt" style:font-size-complex="13pt"/>
    </style:style>
    <style:style style:name="T40" style:family="text">
      <style:text-properties fo:color="#000000" style:font-name="Liberation Serif" fo:font-size="13pt" fo:language="en" fo:country="US" fo:font-weight="normal" style:font-size-asian="13pt" style:font-weight-asian="normal" style:font-size-complex="13pt" style:font-weight-complex="normal"/>
    </style:style>
    <style:style style:name="T41" style:family="text">
      <style:text-properties fo:color="#000000" style:font-name="Liberation Serif" fo:font-size="13pt" fo:language="en" fo:country="US" fo:font-weight="normal" officeooo:rsid="002b46c4" style:font-size-asian="13pt" style:font-weight-asian="normal" style:font-size-complex="13pt" style:font-weight-complex="normal"/>
    </style:style>
    <style:style style:name="T42" style:family="text">
      <style:text-properties fo:color="#000000" style:font-name="Liberation Serif" fo:font-size="13pt" fo:language="en" fo:country="US" fo:font-weight="bold" officeooo:rsid="002b46c4" style:font-size-asian="13pt" style:font-weight-asian="bold" style:font-size-complex="13pt" style:font-weight-complex="bold"/>
    </style:style>
    <style:style style:name="T43" style:family="text">
      <style:text-properties style:font-name="Liberation Serif" fo:font-size="13pt" fo:language="en" fo:country="US" fo:font-weight="normal" style:font-size-asian="13pt" style:font-weight-asian="normal" style:font-size-complex="13pt" style:font-weight-complex="normal"/>
    </style:style>
    <style:style style:name="T44" style:family="text">
      <style:text-properties fo:font-size="13pt" fo:language="en" fo:country="US" fo:font-weight="normal" style:font-size-asian="13pt" style:font-weight-asian="normal" style:font-size-complex="13pt" style:font-weight-complex="normal"/>
    </style:style>
    <style:style style:name="T45" style:family="text">
      <style:text-properties fo:font-size="13pt" fo:language="en" fo:country="US" fo:font-weight="normal" officeooo:rsid="001bbb8c" style:font-size-asian="13pt" style:font-weight-asian="normal" style:font-size-complex="13pt" style:font-weight-complex="normal"/>
    </style:style>
    <style:style style:name="T46" style:family="text">
      <style:text-properties fo:font-size="13pt" fo:language="en" fo:country="US" fo:font-weight="normal" officeooo:rsid="0020957b" style:font-size-asian="13pt" style:font-weight-asian="normal" style:font-size-complex="13pt" style:font-weight-complex="normal"/>
    </style:style>
    <style:style style:name="T47" style:family="text">
      <style:text-properties fo:font-size="13pt" fo:language="en" fo:country="US" style:font-size-asian="13pt" style:font-size-complex="13pt"/>
    </style:style>
    <style:style style:name="T48" style:family="text">
      <style:text-properties fo:font-size="13pt" fo:language="en" fo:country="US" officeooo:rsid="0020957b" style:font-size-asian="13pt" style:font-size-complex="13pt"/>
    </style:style>
    <style:style style:name="T49" style:family="text">
      <style:text-properties fo:font-size="13pt" fo:language="en" fo:country="US" officeooo:rsid="0019ab98" style:font-size-asian="13pt" style:font-size-complex="13pt"/>
    </style:style>
    <style:style style:name="T50" style:family="text">
      <style:text-properties officeooo:rsid="0020df31"/>
    </style:style>
    <style:style style:name="T51" style:family="text">
      <style:text-properties officeooo:rsid="002902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ATING WEBSITES</text:p>
      <text:p text:style-name="P3"/>
      <text:p text:style-name="P12">LoveScout24:</text:p>
      <text:p text:style-name="P18"><text:span text:style-name="T8">INFO: </text:span>LoveScout24 (<text:span text:style-name="T11">a.k.a </text:span>FriendScout24) <text:s/>a Dating-Portal officially <text:span text:style-name="T10">founded </text:span>in Munich, Germany <text:span text:style-name="T10">in the year 2000. I</text:span>ts resident <text:span text:style-name="T10">is </text:span>FriendScout24 GmbH. It is used mostly in the European countries. </text:p>
      <text:p text:style-name="P18"/>
      <text:p text:style-name="P19"><text:span text:style-name="T9">FACTS:</text:span><text:span text:style-name="T1"> </text:span><text:bookmark text:name="tw-target-text"/><text:span text:style-name="T2">LoveScout24 is Germany's largest single </text:span><text:span text:style-name="T3">dating website</text:span><text:span text:style-name="T2">. She claims to have (2012) more than 24 million registered profiles in various European countries. Figures for individual countries are not shown separately. According to information from LoveScout24, around 1 million members are active in Germany every month. The registration is free, the use of some services, however, fee. <text:s text:c="4"/></text:span></text:p>
      <text:p text:style-name="P22"><text:span text:style-name="T2">Most common age: 30-70.</text:span></text:p>
      <text:p text:style-name="P19"><text:span text:style-name="T2"/></text:p>
      <text:p text:style-name="P14"><text:span text:style-name="T2">Parship: </text:span></text:p>
      <text:p text:style-name="P20"><text:span text:style-name="T12">INFO: </text:span><text:bookmark text:name="tw-target-text1"/><text:span text:style-name="T2">Parship is an online dating agency based in Hamburg, </text:span><text:span text:style-name="T5">year 2000</text:span><text:span text:style-name="T2">. It was </text:span><text:span text:style-name="T4">a </text:span><text:span text:style-name="T2">part of the publishing group “Georg von Holtzbrinck” and was sold in April 2015 to the British investment company Oakley Capital.</text:span></text:p>
      <text:p text:style-name="P20"><text:span text:style-name="T2"/></text:p>
      <text:p text:style-name="P21"><text:span text:style-name="T13">FACTS: </text:span><text:bookmark text:name="tw-target-text2"/><text:span text:style-name="T2">Parship generated sales of 55 million euros in 2010. The sales in Germany for 2011 is estimated at 25 million euros, which Parship is on a par with ElitePartner and FriendScout24. In May 2011, Parship dismissed 15 employees, or about 10% of its workforce. Since 2002, Parship has also been active in the following countries: Belgium, Denmark, France, Great Britain, Ireland, Italy, Netherlands, Austria, Sweden, Switzerland, Spain, Mexico. In May 2011, it was published as part of a restructuring measure that focuses on Parship focus on the core countries Germany, Austria, Switzerland and the Netherlands.</text:span></text:p>
      <text:p text:style-name="P31">In the 2012 financial year, sales amounted to 37 million euros. In 2013, sales increased to 44.5 million euros, albeit with a negative operating result (EBITDA) of 2.3 million euros. Sales rose in 2014 to around 60 million euros.</text:p>
      <text:p text:style-name="P31"><text:span text:style-name="T50">Most common age: 3070</text:span></text:p>
      <text:p text:style-name="P27"/>
      <text:p text:style-name="P27">Tinder:</text:p>
      <text:p text:style-name="P26"><text:span text:style-name="T16">INFO: </text:span><text:bookmark text:name="tw-target-text4"/><text:span text:style-name="T47">Tinder is a commercial mobile dating app that aims to make acquaintance with people in the surrounding area easier. It is used to initiate flirting, socializing or </text:span><text:span text:style-name="T49">just </text:span><text:span text:style-name="T47">dating. </text:span><text:bookmark text:name="tw-target-text8"/><text:span text:style-name="T47">Tinder was first distributed on the campus of the University of Southern California. 60 percent of users use the program every day in 2013, many of them using it several times a day.</text:span></text:p>
      <text:p text:style-name="P29"><text:span text:style-name="T6">USE: </text:span><text:span text:style-name="T45">Tinder presents the user with the profile photos, first name, and age of another person who was last in a pre-selected perimeter. The location determines the app via GPS data sent to the server. On the basis of this information, the user decides whether he would be interested in a conversation with the other person. If both users classify each other as interesting, they will learn and can start a conversatio</text:span><text:span text:style-name="T6">n.</text:span></text:p>
      <text:p text:style-name="P29"><text:span text:style-name="T6"/></text:p>
      <text:p text:style-name="P30"><text:span text:style-name="T6">F</text:span><text:span text:style-name="T7">ACTS: </text:span><text:bookmark text:name="tw-target-text6"/><text:span text:style-name="T46">Using the Facebook profile, Tinder receives the basic information about the user. To optimize the person suggestions, the Tinder algorithm analyzes the profile information and behavior when using the app and places them in an app's "ELO leader board". This ranking provides information on how well you arrive at your fellow human beings. The number of matches is a significant part of this process, but other factors, such as the amount </text:span><text:soft-page-break/><text:span text:style-name="T46">of information that users use to customize their profile, determine the final place in this ranking.</text:span></text:p>
      <text:p text:style-name="P32"><text:span text:style-name="T46">M</text:span><text:span text:style-name="T44">ost common age: 18-24.</text:span></text:p>
      <text:p text:style-name="P32"><text:span text:style-name="T44"/></text:p>
      <text:p text:style-name="P28"><text:span text:style-name="T48">e</text:span><text:span text:style-name="T47">Darling:</text:span><text:span text:style-name="T17"> </text:span></text:p>
      <text:p text:style-name="P33"><text:bookmark text:name="tw-target-text7"/><text:span text:style-name="T20">INFO: </text:span><text:span text:style-name="T17">eDarling is an online dating service based in Berlin. Already four years after the start, in May 2009, eDarling was one of the big providers from Germany. Among other investors, the investor is the Incubator *Rocket Internet.</text:span></text:p>
      <text:p text:style-name="P33"><text:span text:style-name="T17"/></text:p>
      <text:p text:style-name="P34"><text:span text:style-name="T22">FACTS: </text:span><text:bookmark text:name="tw-target-text10"/><text:span text:style-name="T17">eDarling is one of the four leading online dating agencies in Germany. The estimated number of members in Germany is about 2.6 million registered members and a total of about 14 million in Europe. The ratio of male to female members is 47 to 53%. <text:s/>For the year 2011 eDarling reports a turnover of more than 36 million Euro. Since 2012, the annual sales have been around 50 million euros. The success rate is estimated at around 40%.</text:span><text:bookmark text:name="tw-target-text11"/><text:span text:style-name="T17"> </text:span><text:span text:style-name="T26">I</text:span><text:span text:style-name="T27">n May 2013, eDarling announced that all institutional investors, senior management and most of the business angels had bought back the shares of eHarmony. </text:span><text:bookmark text:name="tw-target-text12"/><text:span text:style-name="T28">eDarling</text:span><text:span text:style-name="T27"> was succeeded by Michael Schrezenmaier, who has been CFO at eDarling since September 2012 and now manages the company together with Lukas Brosseder and David Khalil.</text:span></text:p>
      <text:p text:style-name="P36"><text:span text:style-name="T27">M</text:span><text:span text:style-name="T25">ost common age: 45+</text:span></text:p>
      <text:p text:style-name="P34"><text:span text:style-name="T27"/></text:p>
      <text:p text:style-name="P11"><text:span text:style-name="T18">E</text:span><text:span text:style-name="T17">litePartner:</text:span></text:p>
      <text:p text:style-name="P37"><text:span text:style-name="T23">INFO:</text:span><text:span text:style-name="T29"> ElitePartner is an online dating agency based in Hamburg. ElitePartner, together with Parship, belongs to PARSHIP ELITE Group GmbH, a subsidiary of the investment company Oakley Capital, which was sold to ProSiebenSat.1 Media SE in September 2016.</text:span></text:p>
      <text:p text:style-name="P38"><text:span text:style-name="T29"/></text:p>
      <text:p text:style-name="P37"><text:span text:style-name="T23">FACTS: </text:span><text:span text:style-name="T29">ElitePartner recorded, according to single dating comparison, about three million registered members in German-speaking countries. According to their own statement, the ratio of male to female participants is 47 to 53 percent. In 2009, ElitePartner's turnover exceeded 20 million euros. The number of employees is given in 2015 as "over 80". In January 2013, Elite Partner invested 2.1 million euros in television advertising. </text:span></text:p>
      <text:p text:style-name="P38"><text:span text:style-name="T25">Most Commong age: 30-70.</text:span></text:p>
      <text:p text:style-name="P38"><text:span text:style-name="T25"/></text:p>
      <text:p text:style-name="P10"><text:span text:style-name="T17">Zoosk:</text:span></text:p>
      <text:p text:style-name="P39"><text:span text:style-name="T24">INFO: </text:span><text:span text:style-name="T32">Zoosk is an </text:span><text:span text:style-name="T33">online dating </text:span><text:span text:style-name="T32">service available in 25 languages and in more than 80 countries. The founders of the company are Shayan Zadeh and Alex Mehr, who ran the company until December 2014. After struggles that year, Kelly Steckelberg became the company's new CEO.</text:span></text:p>
      <text:p text:style-name="P39"><text:span text:style-name="T36">FACTS:</text:span><text:span text:style-name="T33"> </text:span><text:span text:style-name="T32">Zoosk has an </text:span><text:span text:style-name="T33">iOS</text:span><text:span text:style-name="T32"> and </text:span><text:span text:style-name="T33">Android </text:span><text:span text:style-name="T32">app and a desktop chat client. Zoosk uses </text:span><text:span text:style-name="T33">big data and</text:span><text:span text:style-name="T32"> algorithmic recommendations technology to help users find partners. Its "proprietary Behavioral Matchmaking engine" learns from users' clicks, messaging, and other actions to help produce more accurate matches.</text:span></text:p>
      <text:p text:style-name="Text_20_body">In August 2014, Zoosk added its Photo Verification service, designed to prevent users from "posting photos of themselves when they were 10 years younger or 20 pounds lighter".<text:span text:style-name="T51">T</text:span>o verify a photo, users are asked to take a video <text:span text:style-name="T51">selfie </text:span>in order to record their appearance from multiple angles. Zoosk moderators then determine if the user's profile photo and video match. When they do, the user receives a green check next to his or her photos.The feature was released first to the Zoosk <text:span text:style-name="T51">iOS</text:span> app, followed by <text:span text:style-name="T51">Android.</text:span></text:p>
      <text:p text:style-name="P9"><text:soft-page-break/><text:span text:style-name="T39">Badoo:</text:span></text:p>
      <text:p text:style-name="P40"><text:span text:style-name="T37">INFO:</text:span><text:span text:style-name="T34"> </text:span><text:span text:style-name="T32">Badoo is a dating-focused </text:span><text:span text:style-name="T34">social network</text:span><text:span text:style-name="T32">, founded in 2006, with offices in </text:span><text:a xlink:type="simple" xlink:href="https://en.wikipedia.org/wiki/London" text:style-name="Internet_20_link" text:visited-style-name="Visited_20_Internet_20_Link">L</text:a><text:span text:style-name="T34">ondon</text:span><text:span text:style-name="T32">, </text:span><text:span text:style-name="T34">Malta</text:span><text:span text:style-name="T32">, </text:span><text:span text:style-name="T34">Moscow</text:span><text:span text:style-name="T32"> and the </text:span><text:span text:style-name="T34">United States</text:span><text:span text:style-name="T32">. It operates in 190 countries and is available in 47 different languages, making it the world's most widely used dating network to date. The app is available on iOS, Android and web. Badoo operates on a </text:span><text:span text:style-name="T34">free - premium</text:span><text:span text:style-name="T32"> model, whereby the core services can be used without payment. </text:span></text:p>
      <text:p text:style-name="P41"><text:span text:style-name="T38">FEATURES: </text:span><text:span text:style-name="T32">Badoo has several features that enable users to meet people. When they first sign up, individuals select whether they want to meet new people to date, chat or to make new friends. Users can chat, match with others, upload photos and videos, as well as share their interests and see any friends in common. </text:span></text:p>
      <text:p text:style-name="P7"><text:span text:style-name="T17"/></text:p>
      <text:p text:style-name="P8"><text:span text:style-name="T19">Lovoo: </text:span></text:p>
      <text:p text:style-name="P42"><text:bookmark text:name="tw-target-text15"/><text:span text:style-name="T42">INFO:</text:span><text:span text:style-name="T41"> </text:span><text:span text:style-name="T40">is a social network that allows the sharing of an app to get to know people from the environment. Lovoo is based on location-specific data and is operated by the company Lovoo GmbH. The company is headquartered in Dresden, Lovoo employs about 100 people.</text:span><text:span text:style-name="T43">The app is one of the most downloaded in the category "Social Networks" in the German Apple App Store, Amazon App Store and Google Play. Some features of the app are free, others pay. </text:span></text:p>
      <text:p text:style-name="P35"><text:span text:style-name="T17"/></text:p>
      <text:p text:style-name="P23"><text:span text:style-name="T14">USE:</text:span><text:span text:style-name="T15"> Lovoo's features are very similar to those of other social software. Central feature is the live radar, which searches for others in the user's environment to contact them if necessary. The search results are displayed with distance and direction. </text:span></text:p>
      <text:p text:style-name="P24"><text:span text:style-name="T15">The so-called "feed" is in addition to the live radar another way to find people from the area. In chronological order, photos published by people from the environment or from their own contacts are listed. Users receive feedback in the form of likes ("like me"), so-called "followings" (another person subscribes to posts) or chat requests.</text:span></text:p>
      <text:p text:style-name="P35"><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span><text:bookmark text:name="tw-target-text9"/><text:span text:style-name="T17">Rocket Internet SE is a listed investment company and startup incubator based in Berlin. The company holds interests in various Internet startups, including Delivery Hero, HelloFresh or Westwing. Rocket Internet founds and invests in young companies and relies mainly on start-ups of companies that already have a successful, international role model.</text:span></text:p>
      <text:p text:style-name="P15"><text:span text:style-name="T47"/></text:p>
      <text:p text:style-name="P30"><text:span text:style-name="T46"/></text:p>
      <text:p text:style-name="P30"><text:span text:style-name="T46"/></text:p>
      <text:p text:style-name="P30"><text:span text:style-name="T46"/></text:p>
      <text:p text:style-name="P6"><text:span text:style-name="T2"/></text:p>
      <text:p text:style-name="P26"/>
      <text:p text:style-name="P25"/>
      <text:p text:style-name="P16"><text:span text:style-name="T2"/></text:p>
      <text:p text:style-name="P13"><text:span text:style-name="T2"/></text:p>
      <text:p text:style-name="P5"><text:soft-page-break/><text:span text:style-name="T2"/></text:p>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0:43:11.492273824</meta:creation-date>
    <dc:date>2018-11-09T02:08:19.994575108</dc:date>
    <meta:editing-duration>PT1H14M47S</meta:editing-duration>
    <meta:editing-cycles>29</meta:editing-cycles>
    <meta:generator>LibreOffice/6.0.6.2$Linux_X86_64 LibreOffice_project/00m0$Build-2</meta:generator>
    <meta:document-statistic meta:table-count="0" meta:image-count="0" meta:object-count="0" meta:page-count="4" meta:paragraph-count="35" meta:word-count="1305" meta:character-count="8045" meta:non-whitespace-character-count="6759"/>
  </office:meta>
</office:document-meta>
</file>